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d1838" officeooo:paragraph-rsid="001d1838" style:font-size-asian="12.25pt" style:font-size-complex="14pt"/>
    </style:style>
    <style:style style:name="P2" style:family="paragraph" style:parent-style-name="Standard">
      <style:paragraph-properties fo:text-align="center" style:justify-single-word="false"/>
      <style:text-properties fo:font-size="14pt" officeooo:rsid="001de387" officeooo:paragraph-rsid="001de387" style:font-size-asian="12.25pt" style:font-size-complex="14pt"/>
    </style:style>
    <style:style style:name="P3" style:family="paragraph" style:parent-style-name="Standard">
      <style:paragraph-properties fo:text-align="center" style:justify-single-word="false"/>
      <style:text-properties fo:font-size="10pt" officeooo:rsid="001de387" officeooo:paragraph-rsid="001de387" style:font-size-asian="10pt" style:font-size-complex="10pt"/>
    </style:style>
    <style:style style:name="P4" style:family="paragraph" style:parent-style-name="Standard">
      <style:paragraph-properties fo:text-align="start" style:justify-single-word="false"/>
      <style:text-properties officeooo:paragraph-rsid="001de387"/>
    </style:style>
    <style:style style:name="P5" style:family="paragraph" style:parent-style-name="Standard">
      <style:paragraph-properties fo:text-align="start" style:justify-single-word="false"/>
      <style:text-properties officeooo:paragraph-rsid="002bb2b3"/>
    </style:style>
    <style:style style:name="P6" style:family="paragraph" style:parent-style-name="Standard">
      <style:paragraph-properties fo:text-align="start" style:justify-single-word="false"/>
      <style:text-properties officeooo:paragraph-rsid="002cb872"/>
    </style:style>
    <style:style style:name="P7" style:family="paragraph" style:parent-style-name="Standard">
      <style:paragraph-properties fo:text-align="start" style:justify-single-word="false"/>
      <style:text-properties officeooo:paragraph-rsid="00322e3a"/>
    </style:style>
    <style:style style:name="T1" style:family="text">
      <style:text-properties fo:font-size="12pt" officeooo:rsid="001de387" style:font-size-asian="10.5pt" style:font-size-complex="12pt"/>
    </style:style>
    <style:style style:name="T2" style:family="text">
      <style:text-properties fo:font-size="12pt" officeooo:rsid="001f7eb2" style:font-size-asian="10.5pt" style:font-size-complex="12pt"/>
    </style:style>
    <style:style style:name="T3" style:family="text">
      <style:text-properties fo:font-size="12pt" officeooo:rsid="0020dd4d" style:font-size-asian="10.5pt" style:font-size-complex="12pt"/>
    </style:style>
    <style:style style:name="T4" style:family="text">
      <style:text-properties fo:font-size="12pt" officeooo:rsid="0021cbea" style:font-size-asian="10.5pt" style:font-size-complex="12pt"/>
    </style:style>
    <style:style style:name="T5" style:family="text">
      <style:text-properties fo:font-size="12pt" officeooo:rsid="0023bccd" style:font-size-asian="10.5pt" style:font-size-complex="12pt"/>
    </style:style>
    <style:style style:name="T6" style:family="text">
      <style:text-properties fo:font-size="12pt" officeooo:rsid="0027084a" style:font-size-asian="10.5pt" style:font-size-complex="12pt"/>
    </style:style>
    <style:style style:name="T7" style:family="text">
      <style:text-properties fo:font-size="12pt" officeooo:rsid="0029036a" style:font-size-asian="10.5pt" style:font-size-complex="12pt"/>
    </style:style>
    <style:style style:name="T8" style:family="text">
      <style:text-properties fo:font-size="12pt" officeooo:rsid="0029c5a9" style:font-size-asian="10.5pt" style:font-size-complex="12pt"/>
    </style:style>
    <style:style style:name="T9" style:family="text">
      <style:text-properties fo:font-size="12pt" officeooo:rsid="0029d88f" style:font-size-asian="10.5pt" style:font-size-complex="12pt"/>
    </style:style>
    <style:style style:name="T10" style:family="text">
      <style:text-properties fo:font-size="12pt" officeooo:rsid="002a1968" style:font-size-asian="10.5pt" style:font-size-complex="12pt"/>
    </style:style>
    <style:style style:name="T11" style:family="text">
      <style:text-properties fo:font-size="12pt" officeooo:rsid="002bb2b3" style:font-size-asian="10.5pt" style:font-size-complex="12pt"/>
    </style:style>
    <style:style style:name="T12" style:family="text">
      <style:text-properties fo:font-size="12pt" officeooo:rsid="002bb9d4" style:font-size-asian="10.5pt" style:font-size-complex="12pt"/>
    </style:style>
    <style:style style:name="T13" style:family="text">
      <style:text-properties fo:font-size="12pt" officeooo:rsid="002cb872" style:font-size-asian="10.5pt" style:font-size-complex="12pt"/>
    </style:style>
    <style:style style:name="T14" style:family="text">
      <style:text-properties fo:font-size="12pt" officeooo:rsid="002d4808" style:font-size-asian="10.5pt" style:font-size-complex="12pt"/>
    </style:style>
    <style:style style:name="T15" style:family="text">
      <style:text-properties fo:font-size="12pt" officeooo:rsid="00322e3a" style:font-size-asian="10.5pt" style:font-size-complex="12pt"/>
    </style:style>
    <style:style style:name="T16" style:family="text">
      <style:text-properties fo:font-size="12pt" officeooo:rsid="003280b3" style:font-size-asian="10.5pt" style:font-size-complex="12pt"/>
    </style:style>
    <style:style style:name="T17" style:family="text">
      <style:text-properties fo:font-size="12pt" officeooo:rsid="0034b9a0" style:font-size-asian="10.5pt" style:font-size-complex="12pt"/>
    </style:style>
    <style:style style:name="T18" style:family="text">
      <style:text-properties fo:font-size="12pt" officeooo:rsid="00376a0c" style:font-size-asian="10.5pt" style:font-size-complex="12pt"/>
    </style:style>
    <style:style style:name="T19" style:family="text">
      <style:text-properties fo:font-size="12pt" officeooo:rsid="00391de5" style:font-size-asian="10.5pt" style:font-size-complex="12pt"/>
    </style:style>
    <style:style style:name="T20" style:family="text">
      <style:text-properties fo:font-size="12pt" officeooo:rsid="003a97ac"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netic Programming vs Genetic Algorithms</text:p>
      <text:p text:style-name="P1">ECE 657 A3 Q3 </text:p>
      <text:p text:style-name="P3">Group 49</text:p>
      <text:p text:style-name="P3"/>
      <text:p text:style-name="P3"/>
      <text:p text:style-name="P4"><text:span text:style-name="T1">Although both methodologies fall under the topic of “evolutionary” computation, genetic algorithms and genetic programming differ in various ways outside of just their naming. </text:span><text:span text:style-name="T2">Both </text:span><text:span text:style-name="T3">techniques</text:span><text:span text:style-name="T2"> use evolutionary operations on a population of possible solutions, that perform a biologically inspired search on the solution space </text:span><text:span text:style-name="T3">to find an optimal answer </text:span><text:span text:style-name="T8">to the problems they’re targeted to solve</text:span><text:span text:style-name="T2">. </text:span><text:span text:style-name="T8">Both techniques</text:span><text:span text:style-name="T3"> <text:s/></text:span><text:span text:style-name="T8">perform </text:span><text:span text:style-name="T3">mutate, crossover and </text:span><text:span text:style-name="T8">s</text:span><text:span text:style-name="T4">election</text:span><text:span text:style-name="T3"> type operations <text:s/></text:span><text:span text:style-name="T8">during a search</text:span><text:span text:style-name="T3"> </text:span><text:span text:style-name="T8">of the</text:span><text:span text:style-name="T3"> solution </text:span><text:span text:style-name="T8">space</text:span><text:span text:style-name="T3"> but their granularity and </text:span><text:span text:style-name="T8">type</text:span><text:span text:style-name="T3">s </text:span><text:span text:style-name="T8">of structures they operate on is a key difference</text:span><text:span text:style-name="T3">. <text:s/></text:span><text:span text:style-name="T5">Mutate randomly changes parts of the sequence of a solution introducing randomness into the overall search, while the crossover takes parts from two existing entries and recombines them to form a new potentially “better” outcome. Selection on the other hand evaluates and selects the best solutions in the newly generated search space before either terminating the search or moving to another evolution cycle. </text:span><text:span text:style-name="T7">Both algorithms use a mechanism to measure “fitness” of their output solutions but work on different types of data for the given problem </text:span><text:span text:style-name="T8">but <text:s/>genetic algorithms are more prone to producing invalid results due to the nature of the encoding space used for the data. </text:span></text:p>
      <text:p text:style-name="P4"><text:span text:style-name="T3"><text:tab/></text:span><text:span text:style-name="T4">Genetic programming refers to the process of </text:span><text:span text:style-name="T6">ordering and encoding a set of </text:span><text:span text:style-name="T7">mathematical </text:span><text:span text:style-name="T6">operations in a tree or graph </text:span><text:span text:style-name="T7">data </text:span><text:span text:style-name="T6">structure to produce </text:span><text:span text:style-name="T7">the optimal functional result for a problem. </text:span><text:span text:style-name="T9">The data structure used is the encoding used, and the moves within said structure become the algorithm’s population with the order of the nodes in the structure begin its state.</text:span><text:span text:style-name="T6"> With genetic programs, the correct output is a </text:span><text:span text:style-name="T7">program with the optimal set of “moves” </text:span><text:span text:style-name="T10">that generate a state path of operations that load to the optimal result measured by the fitness function.</text:span><text:span text:style-name="T8"> </text:span><text:span text:style-name="T10">B</text:span><text:span text:style-name="T6">y </text:span><text:span text:style-name="T7">crossing over, mutating and selecting </text:span><text:span text:style-name="T10">is done on the branches between nodes to change the ordering as well as position of the nodes in the overall structure</text:span><text:span text:style-name="T8">.</text:span><text:span text:style-name="T7"> The genetic program, <text:s/>searches across the possible set “moves” </text:span><text:span text:style-name="T10">of the nodes and links, </text:span><text:span text:style-name="T7">to obtain its result, which as the end result is a program. During the mutation process the branches </text:span><text:span text:style-name="T9">within the structure</text:span><text:span text:style-name="T7"> of operations and their ordering is shifted around randomly, but the resulting operations do not yield invalid results. By storing the information in the specific data structure and tying each biological operation to modifying the structure, each item in the population whether mutates or crossed ove</text:span><text:span text:style-name="T10">r, is potentially a valid state that can be evaluated</text:span><text:span text:style-name="T8">. </text:span></text:p>
      <text:p text:style-name="P5"><text:span text:style-name="T1"><text:tab/>A genetic algorithm </text:span><text:span text:style-name="T11">similarly is</text:span><text:span text:style-name="T1"> </text:span><text:span text:style-name="T2">used </text:span><text:span text:style-name="T1">to solve a</text:span><text:span text:style-name="T3">n </text:span><text:span text:style-name="T1">optimization problem. </text:span><text:span text:style-name="T18">Its different from genetic programming as genetic algorithms</text:span><text:span text:style-name="T1"> </text:span><text:span text:style-name="T3">first </text:span><text:span text:style-name="T4">generat</text:span><text:span text:style-name="T18">e</text:span><text:span text:style-name="T4"> a population of potential solutions using </text:span><text:span text:style-name="T11">numerically encoded strings called, </text:span><text:span text:style-name="T4">chromosomes. Each chromosome is generated </text:span><text:span text:style-name="T3">us</text:span><text:span text:style-name="T4">ing</text:span><text:span text:style-name="T3"> an encoding </text:span><text:span text:style-name="T18">o either</text:span><text:span text:style-name="T3"> </text:span><text:span text:style-name="T11">binary, or any other chosen alphabet,</text:span><text:span text:style-name="T18"> string</text:span><text:span text:style-name="T11"> </text:span><text:span text:style-name="T4">to represent a </text:span><text:span text:style-name="T18">feature, known as a </text:span><text:span text:style-name="T4">gene, </text:span><text:span text:style-name="T11">with</text:span><text:span text:style-name="T4"> possible states </text:span><text:span text:style-name="T3">called “alleles” <text:s/></text:span><text:span text:style-name="T11">and a</text:span><text:span text:style-name="T3"> </text:span><text:span text:style-name="T4">given <text:s/>position or “locus” within the </text:span><text:span text:style-name="T11">string itself</text:span><text:span text:style-name="T4">. Borrowing from the biological sense, this encoding is then applied to every representation of initial solutions before the algorithm runs. </text:span><text:span text:style-name="T11">The fitness function here is</text:span><text:span text:style-name="T4"> used to evaluate the distance to a possible </text:span><text:span text:style-name="T11">optimal </text:span><text:span text:style-name="T4">solution <text:s/></text:span><text:span text:style-name="T11">for a</text:span><text:span text:style-name="T4"> given set of constraints</text:span><text:span text:style-name="T11"> and outputs a resulting string data of the encoded states via chromosomes</text:span><text:span text:style-name="T4">. The genetic algorithm <text:s/>performs the previously mentioned operations (mutations, crossover, selection) over various iterations until a “good enough” solution is found evaluating each new population using the fitness function. <text:s/>On a more nuanced take from this high level view the operations, mutation as well as crossover impose the greatest difference between </text:span><text:span text:style-name="T11">both techniques as mutation, and even crossover can yield wildly different results, and sometimes invalid outcomes to the problem constraints, </text:span><text:span text:style-name="T12">as the output is bound by the encoding string size, and not the problem’s constraints</text:span><text:span text:style-name="T11">. </text:span></text:p>
      <text:p text:style-name="P6"><text:span text:style-name="T11"><text:tab/>An example </text:span><text:span text:style-name="T17">demonstrating </text:span><text:span text:style-name="T11">of this </text:span><text:span text:style-name="T14">outcome</text:span><text:span text:style-name="T11"> is requiring a solution to never contain values higher than a </text:span><text:span text:style-name="T19">random value, say </text:span><text:span text:style-name="T11">2</text:span><text:span text:style-name="T19">57</text:span><text:span text:style-name="T11"> on a 10 bit binary encoded chromosomes. Although a population can be generated to yield a result within the bounds of the problem, </text:span><text:span text:style-name="T14">by</text:span><text:span text:style-name="T13"> only generat</text:span><text:span text:style-name="T14">ing</text:span><text:span text:style-name="T13"> values under the </text:span><text:span text:style-name="T19">257</text:span><text:span text:style-name="T13"> </text:span><text:span text:style-name="T14">encoded value </text:span><text:span text:style-name="T13">limit in this case, </text:span><text:span text:style-name="T11"><text:s/>crossover </text:span><text:span text:style-name="T13">and mutation</text:span><text:span text:style-name="T11"> operations of bit strings can potentially </text:span><text:soft-page-break/><text:span text:style-name="T11">take binary values </text:span><text:span text:style-name="T13">produce invalid results. Take for instance the following encoding </text:span><text:span text:style-name="T11">(encoded in C in this case) :</text:span></text:p>
      <text:p text:style-name="P6"><text:span text:style-name="T11"/></text:p>
      <text:p text:style-name="P6"><text:span text:style-name="T11"><text:s/>0b0011111110 (decimal 254) and 0b</text:span><text:span text:style-name="T13">0100000</text:span><text:span text:style-name="T14">00</text:span><text:span text:style-name="T11"> (decimal </text:span><text:span text:style-name="T13">256</text:span><text:span text:style-name="T11">) </text:span></text:p>
      <text:p text:style-name="P6"><text:span text:style-name="T11"><text:s text:c="2"/><text:line-break/></text:span><text:span text:style-name="T13">If an crossover at the second from the left (second digit from the b) is performed, we yield the following result:</text:span></text:p>
      <text:p text:style-name="P6"><text:span text:style-name="T13"/></text:p>
      <text:p text:style-name="P7"><text:span text:style-name="T11">0b0111111110 (decimal 5</text:span><text:span text:style-name="T14">10</text:span><text:span text:style-name="T11">) and 0b0000000000 (decimal zero)<text:line-break/><text:line-break/></text:span><text:span text:style-name="T13">W</text:span><text:span text:style-name="T15">hich</text:span><text:span text:style-name="T13"> produced one value outside the valid range of operations </text:span><text:span text:style-name="T14">with a deterministic crossover </text:span><text:span text:style-name="T15">operation</text:span><text:span text:style-name="T14">. For a mutation should </text:span><text:span text:style-name="T15">a</text:span><text:span text:style-name="T14"> random locus be selected there </text:span><text:span text:style-name="T15">exists</text:span><text:span text:style-name="T14"> a non zero probability that the final encoded </text:span><text:span text:style-name="T15">chromosome that is generated is a</text:span><text:span text:style-name="T16">n in</text:span><text:span text:style-name="T15">valid result. <text:s/></text:span><text:span text:style-name="T19">Additionally binary mutations, such as random bit flips, in the top two bits (the most left) would also result in values also producing invalid constants for non zero, in positions 3 to 10. </text:span><text:span text:style-name="T20">Unlike genetic programming, our goal, as well as constraints on the search space, need to be taken accounted for in the encoding used and can potentially yield invalid results.</text:span><text:span text:style-name="T15"><text:line-break/><text:line-break/></text:span><text:span text:style-name="T14"><text:line-break/><text:line-break/></text:span></text:p>
      <text:p text:style-name="P4"><text:span text:style-name="T2"><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30T08:11:42.748217980</meta:creation-date>
    <dc:date>2021-07-30T20:57:12.716410913</dc:date>
    <meta:editing-duration>PT1H10M31S</meta:editing-duration>
    <meta:editing-cycles>18</meta:editing-cycles>
    <meta:generator>LibreOffice/6.4.7.2$Linux_X86_64 LibreOffice_project/40$Build-2</meta:generator>
    <meta:document-statistic meta:table-count="0" meta:image-count="0" meta:object-count="0" meta:page-count="2" meta:paragraph-count="11" meta:word-count="852" meta:character-count="5403" meta:non-whitespace-character-count="4531"/>
  </office:meta>
</office:document-meta>
</file>